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draw:stroke-dash="Fine_20_Dashed_20__28_var_29_" svg:stroke-width="0.051cm" draw:marker-start-width="0.584cm" draw:marker-end="Rounded_20_short_20_Arrow" draw:marker-end-width="0.508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marker-start-width="0.381cm" draw:marker-end-width="0.381cm" draw:fill="none" draw:fill-color="#ffffff" draw:textarea-horizontal-align="left" draw:auto-grow-height="true" draw:auto-grow-width="false" fo:min-height="0.762cm" fo:min-width="0.58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2cm" fo:min-width="0.585cm"/>
    </style:style>
    <style:style style:name="gr7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paragraph-properties fo:text-align="center"/>
      <style:text-properties fo:color="#000000" fo:font-style="normal" style:font-style-asian="normal" style:font-style-complex="normal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000000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2cm" svg:height="1.5cm" svg:x="21.876cm" svg:y="1.508cm">
          <text:p text:style-name="P1"><text:span text:style-name="T1">Throw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6cm" svg:height="1.2cm" svg:x="1.867cm" svg:y="6.421cm">
          <text:p text:style-name="P1"><text:span text:style-name="T2">Error</text:span></text:p>
          <draw:enhanced-geometry svg:viewBox="0 0 21600 21600" draw:type="rectangle" draw:enhanced-path="M 0 0 L 21600 0 21600 21600 0 21600 0 0 Z N"/>
        </draw:custom-shape>
        <draw:line draw:style-name="gr2" draw:layer="layout" svg:x1="24.476cm" svg:y1="4.908cm" svg:x2="24.476cm" svg:y2="3.108cm">
          <text:p/>
        </draw:line>
        <draw:custom-shape draw:style-name="gr1" draw:text-style-name="P3" draw:layer="layout" svg:width="4.6cm" svg:height="1.2cm" svg:x="23.195cm" svg:y="6.424cm">
          <text:p text:style-name="P1"><text:span text:style-name="T2">Exceptio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857cm" svg:y1="4.937cm" svg:x2="25.32cm" svg:y2="4.937cm">
          <text:p/>
        </draw:line>
        <draw:line draw:style-name="gr3" draw:text-style-name="P1" draw:layer="layout" svg:x1="3.857cm" svg:y1="6.397cm" svg:x2="3.857cm" svg:y2="4.897cm">
          <text:p/>
        </draw:line>
        <draw:line draw:style-name="gr3" draw:text-style-name="P1" draw:layer="layout" svg:x1="25.342cm" svg:y1="6.386cm" svg:x2="25.333cm" svg:y2="4.937cm">
          <text:p/>
        </draw:line>
        <draw:line draw:style-name="gr2" draw:layer="layout" svg:x1="4.167cm" svg:y1="9.421cm" svg:x2="4.167cm" svg:y2="7.621cm">
          <text:p/>
        </draw:line>
        <draw:custom-shape draw:style-name="gr1" draw:text-style-name="P3" draw:layer="layout" svg:width="6cm" svg:height="1.2cm" svg:x="4.667cm" svg:y="11.021cm">
          <text:p text:style-name="P1"><text:span text:style-name="T2">OutOfMemoryErro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cm" svg:height="1.2cm" svg:x="3.667cm" svg:y="12.721cm">
          <text:p text:style-name="P1"><text:span text:style-name="T2">StackOverflowErro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cm" svg:height="1.2cm" svg:x="2.767cm" svg:y="14.621cm">
          <text:p text:style-name="P1"><text:span text:style-name="T2">ClassFormatError</text:span></text:p>
          <draw:enhanced-geometry svg:viewBox="0 0 21600 21600" draw:type="rectangle" draw:enhanced-path="M 0 0 L 21600 0 21600 21600 0 21600 0 0 Z N"/>
        </draw:custom-shape>
        <draw:frame draw:style-name="gr4" draw:layer="layout" svg:width="1.085cm" svg:height="1.012cm" svg:x="1.312cm" svg:y="16.875cm">
          <draw:text-box>
            <text:p>...</text:p>
          </draw:text-box>
        </draw:frame>
        <draw:line draw:style-name="gr3" draw:text-style-name="P1" draw:layer="layout" svg:x1="1.701cm" svg:y1="9.403cm" svg:x2="7.162cm" svg:y2="9.403cm">
          <text:p/>
        </draw:line>
        <draw:line draw:style-name="gr3" draw:text-style-name="P1" draw:layer="layout" svg:x1="7.167cm" svg:y1="11.021cm" svg:x2="7.167cm" svg:y2="9.421cm">
          <text:p/>
        </draw:line>
        <draw:line draw:style-name="gr3" draw:text-style-name="P1" draw:layer="layout" svg:x1="4.341cm" svg:y1="12.705cm" svg:x2="4.341cm" svg:y2="9.403cm">
          <text:p/>
        </draw:line>
        <draw:line draw:style-name="gr3" draw:text-style-name="P1" draw:layer="layout" svg:x1="3.098cm" svg:y1="14.61cm" svg:x2="3.098cm" svg:y2="9.403cm">
          <text:p/>
        </draw:line>
        <draw:line draw:style-name="gr3" draw:text-style-name="P1" draw:layer="layout" svg:x1="1.701cm" svg:y1="16.769cm" svg:x2="1.698cm" svg:y2="9.404cm">
          <text:p/>
        </draw:line>
        <draw:custom-shape draw:style-name="gr1" draw:text-style-name="P3" draw:layer="layout" svg:width="5.334cm" svg:height="1.39cm" svg:x="12.33cm" svg:y="9.958cm">
          <text:p text:style-name="P1"><text:span text:style-name="T2">RuntimeExce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layer="layout" svg:x1="14.985cm" svg:y1="13.153cm" svg:x2="14.985cm" svg:y2="11.353cm">
          <text:p/>
        </draw:line>
        <draw:custom-shape draw:style-name="gr1" draw:text-style-name="P3" draw:layer="layout" svg:width="6cm" svg:height="1.2cm" svg:x="14.885cm" svg:y="14.753cm">
          <text:p text:style-name="P1"><text:span text:style-name="T2">NullPointerExcep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cm" svg:height="1.2cm" svg:x="13.885cm" svg:y="16.453cm">
          <text:p text:style-name="P1"><text:span text:style-name="T2">ArrayStoreExcep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555cm" svg:height="1.197cm" svg:x="11.93cm" svg:y="18.354cm">
          <text:p text:style-name="P1"><text:span text:style-name="T2">ClassCastException</text:span></text:p>
          <draw:enhanced-geometry svg:viewBox="0 0 21600 21600" draw:type="rectangle" draw:enhanced-path="M 0 0 L 21600 0 21600 21600 0 21600 0 0 Z N"/>
        </draw:custom-shape>
        <draw:frame draw:style-name="gr6" draw:layer="layout" svg:width="1.085cm" svg:height="1.012cm" svg:x="11.385cm" svg:y="14.896cm">
          <draw:text-box>
            <text:p>...</text:p>
          </draw:text-box>
        </draw:frame>
        <draw:line draw:style-name="gr3" draw:text-style-name="P1" draw:layer="layout" svg:x1="11.919cm" svg:y1="13.135cm" svg:x2="17.38cm" svg:y2="13.135cm">
          <text:p/>
        </draw:line>
        <draw:line draw:style-name="gr3" draw:text-style-name="P1" draw:layer="layout" svg:x1="17.385cm" svg:y1="14.753cm" svg:x2="17.385cm" svg:y2="13.153cm">
          <text:p/>
        </draw:line>
        <draw:line draw:style-name="gr3" draw:text-style-name="P1" draw:layer="layout" svg:x1="14.559cm" svg:y1="16.437cm" svg:x2="14.559cm" svg:y2="13.135cm">
          <text:p/>
        </draw:line>
        <draw:line draw:style-name="gr3" draw:text-style-name="P1" draw:layer="layout" svg:x1="13.316cm" svg:y1="18.342cm" svg:x2="13.316cm" svg:y2="13.135cm">
          <text:p/>
        </draw:line>
        <draw:line draw:style-name="gr3" draw:text-style-name="P1" draw:layer="layout" svg:x1="11.916cm" svg:y1="14.896cm" svg:x2="11.916cm" svg:y2="13.136cm">
          <text:p/>
        </draw:line>
        <draw:line draw:style-name="gr2" draw:layer="layout" svg:x1="25.224cm" svg:y1="8.707cm" svg:x2="25.224cm" svg:y2="7.595cm">
          <text:p/>
        </draw:line>
        <draw:line draw:style-name="gr3" draw:text-style-name="P1" draw:layer="layout" svg:x1="14.906cm" svg:y1="8.671cm" svg:x2="27.733cm" svg:y2="8.683cm">
          <text:p/>
        </draw:line>
        <draw:line draw:style-name="gr3" draw:text-style-name="P1" draw:layer="layout" svg:x1="14.87cm" svg:y1="10.033cm" svg:x2="14.87cm" svg:y2="8.624cm">
          <text:p/>
        </draw:line>
        <draw:line draw:style-name="gr3" draw:text-style-name="P1" draw:layer="layout" svg:x1="24.007cm" svg:y1="10.612cm" svg:x2="24.007cm" svg:y2="8.695cm">
          <text:p/>
        </draw:line>
        <draw:custom-shape draw:style-name="gr1" draw:text-style-name="P3" draw:layer="layout" svg:width="3.63cm" svg:height="1.2cm" svg:x="21.909cm" svg:y="10.624cm">
          <text:p text:style-name="P1"><text:span text:style-name="T2">IOExcep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066cm" svg:height="1.2cm" svg:x="22.039cm" svg:y="13.724cm">
          <text:p text:style-name="P1"><text:span text:style-name="T2">InterruptedExceptio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5.909cm" svg:y1="12.136cm" svg:x2="25.907cm" svg:y2="8.696cm">
          <text:p/>
        </draw:line>
        <draw:line draw:style-name="gr3" draw:text-style-name="P1" draw:layer="layout" svg:x1="27.743cm" svg:y1="10.358cm" svg:x2="27.743cm" svg:y2="8.707cm">
          <text:p/>
        </draw:line>
        <draw:frame draw:style-name="gr4" draw:layer="layout" svg:width="1.085cm" svg:height="1.012cm" svg:x="27.329cm" svg:y="10.422cm">
          <draw:text-box>
            <text:p>...</text:p>
          </draw:text-box>
        </draw:frame>
        <draw:custom-shape draw:style-name="gr1" draw:text-style-name="P3" draw:layer="layout" svg:width="4.267cm" svg:height="1.2cm" svg:x="21.972cm" svg:y="12.124cm">
          <text:p text:style-name="P1"><text:span text:style-name="T2">AWTExceptio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7.035cm" svg:y1="13.724cm" svg:x2="27.035cm" svg:y2="8.707cm">
          <text:p/>
        </draw:line>
        <draw:line draw:style-name="gr7" draw:text-style-name="P1" draw:layer="layout" svg:x1="10.998cm" svg:y1="1cm" svg:x2="10.998cm" svg:y2="20.113cm">
          <text:p/>
        </draw:line>
        <draw:line draw:style-name="gr7" draw:text-style-name="P1" draw:layer="layout" svg:x1="21.198cm" svg:y1="1.001cm" svg:x2="21.198cm" svg:y2="20.114cm">
          <text:p/>
        </draw:line>
        <draw:custom-shape draw:style-name="gr8" draw:text-style-name="P4" draw:layer="layout" svg:width="4.635cm" svg:height="1.905cm" svg:x="3.794cm" svg:y="1.698cm">
          <text:p text:style-name="P1"><text:span text:style-name="T3">Error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651cm" svg:height="1.905cm" svg:x="12.748cm" svg:y="1.635cm">
          <text:p text:style-name="P1"><text:span text:style-name="T3">Unchecked</text:span></text:p>
          <text:p text:style-name="P1"><text:span text:style-name="T3">exception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651cm" svg:height="1.905cm" svg:x="22.082cm" svg:y="16.621cm">
          <text:p text:style-name="P1"><text:span text:style-name="T3">Checked</text:span></text:p>
          <text:p text:style-name="P1"><text:span text:style-name="T3">exception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8M39S</meta:editing-duration>
    <meta:editing-cycles>25</meta:editing-cycles>
    <meta:generator>LibreOffice/3.6$Linux_X86_64 LibreOffice_project/360m1$Build-2</meta:generator>
    <dc:date>2013-10-22T08:54:33</dc:date>
    <meta:document-statistic meta:object-count="44"/>
  </office:meta>
</office:document-meta>
</file>